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800006823000031244A533FB9.svm"/>
  <manifest:file-entry manifest:media-type="" manifest:full-path="Pictures/200002BE0000965E0000454D1B49EC6C.svm"/>
  <manifest:file-entry manifest:media-type="" manifest:full-path="Pictures/2000009B00003FD9000022B830F1AFA9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okkakaavio</text:p>
      <text:p text:style-name="Standard"><draw:frame text:anchor-type="paragraph" draw:z-index="1" draw:style-name="gr2" draw:text-style-name="P1" svg:width="16.345cm" svg:height="8.887cm" svg:x="0cm" svg:y="0.288cm"><draw:image xlink:href="Pictures/2000009B00003FD9000022B830F1AFA9.svm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kvenssikaavioita</text:p>
      <text:p text:style-name="Standard"><draw:frame text:anchor-type="paragraph" draw:z-index="0" draw:style-name="gr1" draw:text-style-name="P1" svg:width="13.726cm" svg:height="6.476cm" svg:x="0.106cm" svg:y="0.055cm"><draw:image xlink:href="Pictures/2000017800006823000031244A533FB9.svm" xlink:type="simple" xlink:show="embed" xlink:actuate="onLoad"><text:p/></draw:image></draw:frame></text:p>
      <text:p text:style-name="Standard"><draw:frame text:anchor-type="paragraph" draw:z-index="2" draw:style-name="gr3" draw:text-style-name="P1" svg:width="16.334cm" svg:height="7.529cm" svg:x="-0.062cm" svg:y="6.043cm"><draw:image xlink:href="Pictures/200002BE0000965E0000454D1B49EC6C.svm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H</meta:initial-creator>
    <meta:creation-date>2012-03-27T21:15:06.29</meta:creation-date>
    <dc:date>2012-03-27T21:30:48.86</dc:date>
    <dc:creator>J H</dc:creator>
    <meta:editing-duration>PT15M47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2" meta:character-count="30"/>
  </office:meta>
</office:document-meta>
</file>